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F500000427B8C60B4040AE4AEC.png" manifest:media-type="image/png"/>
  <manifest:file-entry manifest:full-path="Pictures/10000001000003D4000000FE1A1E3260245A4C9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20.556cm" svg:x="0.411cm" svg:y="2.5cm">
          <draw:image xlink:href="Pictures/10000000000003F500000427B8C60B4040AE4AEC.png" xlink:type="simple" xlink:show="embed" xlink:actuate="onLoad" draw:mime-type="image/png">
            <text:p/>
          </draw:image>
        </draw:frame>
        <draw:frame draw:style-name="gr1" draw:text-style-name="P1" draw:layer="layout" svg:width="13.75cm" svg:height="3.563cm" svg:x="2cm" svg:y="2.937cm">
          <draw:image xlink:href="Pictures/10000001000003D4000000FE1A1E3260245A4C9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2-07T10:33:20.690000000</dc:date>
    <meta:editing-duration>PT8M53S</meta:editing-duration>
    <meta:editing-cycles>1</meta:editing-cycles>
    <meta:document-statistic meta:object-count="2"/>
    <meta:generator>LibreOffice/7.6.2.1$Windows_X86_64 LibreOffice_project/56f7684011345957bbf33a7ee678afaf4d2ba333</meta:generator>
  </office:meta>
</office:document-meta>
</file>